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246cm" fo:margin-left="-0.199cm" fo:margin-top="0cm" fo:margin-bottom="0cm" table:align="left" style:writing-mode="lr-tb"/>
    </style:style>
    <style:style style:name="Tabelle1.A" style:family="table-column">
      <style:table-column-properties style:column-width="0.691cm"/>
    </style:style>
    <style:style style:name="Tabelle1.B" style:family="table-column">
      <style:table-column-properties style:column-width="2.75cm"/>
    </style:style>
    <style:style style:name="Tabelle1.C" style:family="table-column">
      <style:table-column-properties style:column-width="13.804cm"/>
    </style:style>
    <style:style style:name="Tabelle1.1" style:family="table-row">
      <style:table-row-properties style:min-row-height="0.531cm" fo:keep-together="auto"/>
    </style:style>
    <style:style style:name="Tabelle1.A1" style:family="table-cell">
      <style:table-cell-properties fo:padding-left="0.199cm" fo:padding-right="0.191cm" fo:padding-top="0cm" fo:padding-bottom="0cm" fo:border="0.5pt solid #00000a"/>
    </style:style>
    <style:style style:name="Tabelle1.B1" style:family="table-cell">
      <style:table-cell-properties style:vertical-align="middle" fo:padding-left="0.199cm" fo:padding-right="0.191cm" fo:padding-top="0cm" fo:padding-bottom="0cm" fo:border="0.5pt solid #00000a"/>
    </style:style>
    <style:style style:name="Tabelle1.2" style:family="table-row">
      <style:table-row-properties style:min-row-height="1.074cm" fo:keep-together="auto"/>
    </style:style>
    <style:style style:name="Tabelle1.3" style:family="table-row">
      <style:table-row-properties style:min-row-height="1.238cm" fo:keep-together="auto"/>
    </style:style>
    <style:style style:name="Tabelle1.4" style:family="table-row">
      <style:table-row-properties style:min-row-height="1.256cm" fo:keep-together="auto"/>
    </style:style>
    <style:style style:name="Tabelle1.5" style:family="table-row">
      <style:table-row-properties style:min-row-height="1.201cm" fo:keep-together="auto"/>
    </style:style>
    <style:style style:name="Tabelle1.6" style:family="table-row">
      <style:table-row-properties style:min-row-height="0.993cm" fo:keep-together="auto"/>
    </style:style>
    <style:style style:name="Tabelle1.7" style:family="table-row">
      <style:table-row-properties style:min-row-height="1.233cm" fo:keep-together="auto"/>
    </style:style>
    <style:style style:name="Tabelle1.8" style:family="table-row">
      <style:table-row-properties style:min-row-height="1.249cm" fo:keep-together="auto"/>
    </style:style>
    <style:style style:name="Tabelle2" style:family="table">
      <style:table-properties style:width="10.502cm" fo:margin-left="0.009cm" fo:margin-top="0cm" fo:margin-bottom="0cm" table:align="left" style:writing-mode="lr-tb"/>
    </style:style>
    <style:style style:name="Tabelle2.A" style:family="table-column">
      <style:table-column-properties style:column-width="2.499cm"/>
    </style:style>
    <style:style style:name="Tabelle2.C" style:family="table-column">
      <style:table-column-properties style:column-width="2.752cm"/>
    </style:style>
    <style:style style:name="Tabelle2.1" style:family="table-row">
      <style:table-row-properties fo:keep-together="auto"/>
    </style:style>
    <style:style style:name="Tabelle2.A1" style:family="table-cell">
      <style:table-cell-properties fo:padding="0cm" fo:border="none"/>
    </style:style>
    <style:style style:name="Tabelle3" style:family="table">
      <style:table-properties style:width="17.38cm" fo:margin-left="-0.199cm" fo:margin-top="0cm" fo:margin-bottom="0cm" table:align="left" style:writing-mode="lr-tb"/>
    </style:style>
    <style:style style:name="Tabelle3.A" style:family="table-column">
      <style:table-column-properties style:column-width="8.689cm"/>
    </style:style>
    <style:style style:name="Tabelle3.1" style:family="table-row">
      <style:table-row-properties fo:keep-together="auto"/>
    </style:style>
    <style:style style:name="Tabelle3.A1" style:family="table-cell">
      <style:table-cell-properties fo:padding-left="0.199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paragraph-properties fo:line-height="100%"/>
      <style:text-properties fo:language="en" fo:country="US" fo:font-weight="bold" style:font-weight-asian="bold"/>
    </style:style>
    <style:style style:name="P5" style:family="paragraph" style:parent-style-name="Standard">
      <style:text-properties fo:language="en" fo:country="US" style:text-underline-style="solid" style:text-underline-width="auto" style:text-underline-color="font-color"/>
    </style:style>
    <style:style style:name="P6" style:family="paragraph" style:parent-style-name="Standard">
      <style:paragraph-properties fo:line-height="100%"/>
      <style:text-properties fo:language="en" fo:country="US" style:text-underline-style="solid" style:text-underline-width="auto" style:text-underline-color="font-color"/>
    </style:style>
    <style:style style:name="P7" style:family="paragraph" style:parent-style-name="Standard">
      <style:text-properties fo:language="en" fo:country="US" fo:font-style="italic" style:font-style-asian="italic"/>
    </style:style>
    <style:style style:name="P8" style:family="paragraph" style:parent-style-name="Standard">
      <style:paragraph-properties fo:line-height="100%"/>
      <style:text-properties fo:language="en" fo:country="US"/>
    </style:style>
    <style:style style:name="P9" style:family="paragraph" style:parent-style-name="Standard">
      <style:paragraph-properties fo:line-height="100%"/>
      <style:text-properties fo:language="en" fo:country="US" officeooo:paragraph-rsid="000fe5a1"/>
    </style:style>
    <style:style style:name="P10" style:family="paragraph" style:parent-style-name="Standard">
      <style:paragraph-properties fo:line-height="100%"/>
      <style:text-properties fo:language="en" fo:country="US" style:font-name-complex="Arial"/>
    </style:style>
    <style:style style:name="P11" style:family="paragraph" style:parent-style-name="Standard">
      <style:text-properties fo:language="en" fo:country="US" officeooo:paragraph-rsid="0007a781"/>
    </style:style>
    <style:style style:name="P12" style:family="paragraph" style:parent-style-name="Standard">
      <style:paragraph-properties fo:line-height="100%"/>
    </style:style>
    <style:style style:name="P13" style:family="paragraph" style:parent-style-name="Standard">
      <style:text-properties officeooo:paragraph-rsid="00045612"/>
    </style:style>
    <style:style style:name="P14" style:family="paragraph" style:parent-style-name="Standard">
      <style:text-properties fo:font-size="10pt" fo:language="en" fo:country="US" style:font-size-asian="10pt" style:font-size-complex="10pt"/>
    </style:style>
    <style:style style:name="P15" style:family="paragraph" style:parent-style-name="Standard">
      <style:paragraph-properties fo:line-height="100%" fo:text-align="center" style:justify-single-word="false"/>
      <style:text-properties fo:font-size="10pt" fo:language="en" fo:country="US" fo:font-style="italic" style:font-size-asian="10pt" style:font-style-asian="italic" style:font-size-complex="10pt"/>
    </style:style>
    <style:style style:name="P16" style:family="paragraph" style:parent-style-name="Standard">
      <style:paragraph-properties fo:line-height="100%"/>
      <style:text-properties fo:color="#72bf44" style:text-line-through-style="solid" style:text-line-through-type="single" fo:language="en" fo:country="US" fo:font-weight="bold" style:font-weight-asian="bold" style:font-weight-complex="bold"/>
    </style:style>
    <style:style style:name="P17" style:family="paragraph" style:parent-style-name="Standard">
      <style:paragraph-properties fo:margin-top="0cm" fo:margin-bottom="0cm" loext:contextual-spacing="false" fo:line-height="100%"/>
      <style:text-properties fo:language="en" fo:country="US"/>
    </style:style>
    <style:style style:name="P18" style:family="paragraph" style:parent-style-name="Standard">
      <style:paragraph-properties fo:margin-top="0cm" fo:margin-bottom="0cm" loext:contextual-spacing="false" fo:line-height="100%"/>
      <style:text-properties fo:language="en" fo:country="US" fo:font-weight="bold" style:font-weight-asian="bold"/>
    </style:style>
    <style:style style:name="P19" style:family="paragraph" style:parent-style-name="Standard">
      <style:paragraph-properties fo:margin-top="0cm" fo:margin-bottom="0cm" loext:contextual-spacing="false" fo:line-height="100%"/>
      <style:text-properties fo:color="#72bf44" fo:font-size="10pt" fo:language="en" fo:country="US" fo:font-weight="bold" officeooo:paragraph-rsid="000a3c39" style:font-size-asian="10pt" style:font-weight-asian="bold" style:font-size-complex="10pt" style:font-weight-complex="bold"/>
    </style:style>
    <style:style style:name="P20" style:family="paragraph" style:parent-style-name="Standard">
      <style:paragraph-properties fo:margin-top="0cm" fo:margin-bottom="0cm" loext:contextual-spacing="false" fo:line-height="100%"/>
      <style:text-properties fo:color="#72bf44" fo:language="en" fo:country="US" fo:font-weight="bold" officeooo:rsid="000a507a" officeooo:paragraph-rsid="000a507a" style:font-weight-asian="bold" style:font-weight-complex="bold"/>
    </style:style>
    <style:style style:name="P21" style:family="paragraph" style:parent-style-name="Frame_20_contents">
      <style:text-properties fo:font-size="8pt"/>
    </style:style>
    <style:style style:name="P22" style:family="paragraph" style:parent-style-name="Frame_20_contents">
      <style:text-properties fo:font-size="8pt" style:font-size-asian="8pt"/>
    </style:style>
    <style:style style:name="P23" style:family="paragraph" style:parent-style-name="Frame_20_contents">
      <style:text-properties fo:font-size="8pt" style:font-size-asian="8pt" style:font-size-complex="8pt"/>
    </style:style>
    <style:style style:name="P24" style:family="paragraph" style:parent-style-name="Frame_20_contents">
      <style:text-properties style:font-name="Times New Roman" fo:font-size="10pt" style:font-size-asian="10pt" style:font-name-complex="Times New Roman1" style:font-size-complex="10pt"/>
    </style:style>
    <style:style style:name="P25" style:family="paragraph" style:parent-style-name="Standard" style:master-page-name="Standard">
      <style:paragraph-properties fo:text-align="center" style:justify-single-word="false" style:page-number="auto"/>
      <style:text-properties fo:language="en" fo:country="US" fo:font-weight="bold" style:font-weight-asian="bold"/>
    </style:style>
    <style:style style:name="P26" style:family="paragraph" style:parent-style-name="Standard">
      <style:text-properties fo:language="en" fo:country="US" fo:font-weight="bold" officeooo:paragraph-rsid="0007a781" style:font-weight-asian="bold"/>
    </style:style>
    <style:style style:name="P27" style:family="paragraph" style:parent-style-name="Standard">
      <style:paragraph-properties fo:line-height="100%"/>
      <style:text-properties fo:language="en" fo:country="US" fo:font-weight="bold" style:font-weight-asian="bold"/>
    </style:style>
    <style:style style:name="P28" style:family="paragraph" style:parent-style-name="Standard">
      <style:paragraph-properties fo:line-height="100%"/>
      <style:text-properties fo:language="en" fo:country="US" officeooo:paragraph-rsid="000fe5a1"/>
    </style:style>
    <style:style style:name="P29" style:family="paragraph" style:parent-style-name="Standard">
      <style:paragraph-properties fo:line-height="100%"/>
      <style:text-properties fo:language="en" fo:country="US" officeooo:paragraph-rsid="00159813"/>
    </style:style>
    <style:style style:name="P30" style:family="paragraph" style:parent-style-name="Standard">
      <style:paragraph-properties fo:line-height="100%"/>
      <style:text-properties fo:language="en" fo:country="US" style:text-underline-style="solid" style:text-underline-width="auto" style:text-underline-color="font-color" officeooo:paragraph-rsid="00159813"/>
    </style:style>
    <style:style style:name="P31" style:family="paragraph" style:parent-style-name="Standard">
      <style:paragraph-properties fo:line-height="100%"/>
      <style:text-properties officeooo:paragraph-rsid="00159813"/>
    </style:style>
    <style:style style:name="P32" style:family="paragraph" style:parent-style-name="Standard">
      <style:paragraph-properties fo:margin-top="0cm" fo:margin-bottom="0cm" loext:contextual-spacing="false" fo:line-height="100%"/>
      <style:text-properties fo:color="#72bf44" fo:font-size="10pt" fo:language="en" fo:country="US" fo:font-weight="bold" officeooo:rsid="00060757" officeooo:paragraph-rsid="000a3c39" style:font-size-asian="10pt" style:font-weight-asian="bold" style:font-size-complex="10pt" style:font-weight-complex="bold"/>
    </style:style>
    <style:style style:name="P33" style:family="paragraph" style:parent-style-name="Standard">
      <style:paragraph-properties fo:margin-top="0cm" fo:margin-bottom="0cm" loext:contextual-spacing="false" fo:line-height="100%"/>
      <style:text-properties fo:color="#72bf44" fo:font-size="10pt" fo:language="en" fo:country="US" fo:font-weight="bold" officeooo:rsid="000a3c39" officeooo:paragraph-rsid="000a3c39" style:font-size-asian="10pt" style:font-weight-asian="bold" style:font-size-complex="10pt" style:font-weight-complex="bold"/>
    </style:style>
    <style:style style:name="P34" style:family="paragraph" style:parent-style-name="Standard">
      <style:paragraph-properties fo:margin-top="0cm" fo:margin-bottom="0cm" loext:contextual-spacing="false" fo:line-height="100%"/>
      <style:text-properties fo:color="#72bf44" fo:language="en" fo:country="US" style:text-underline-style="none" fo:font-weight="bold" officeooo:rsid="00159813" officeooo:paragraph-rsid="00159813" style:font-weight-asian="bold" style:font-weight-complex="bold"/>
    </style:style>
    <style:style style:name="P35" style:family="paragraph" style:parent-style-name="Standard">
      <style:paragraph-properties fo:margin-top="0cm" fo:margin-bottom="0cm" loext:contextual-spacing="false" fo:line-height="100%"/>
      <style:text-properties fo:color="#72bf44" fo:language="en" fo:country="US" style:text-underline-style="none" fo:font-weight="bold" officeooo:rsid="0017393d" officeooo:paragraph-rsid="0017393d" style:font-weight-asian="bold" style:font-weight-complex="bold"/>
    </style:style>
    <style:style style:name="P36" style:family="paragraph" style:parent-style-name="Standard">
      <style:paragraph-properties fo:margin-top="0cm" fo:margin-bottom="0cm" loext:contextual-spacing="false" fo:line-height="100%"/>
      <style:text-properties fo:font-size="10pt" fo:language="en" fo:country="US" style:font-size-asian="10pt" style:font-size-complex="10pt"/>
    </style:style>
    <style:style style:name="P37" style:family="paragraph" style:parent-style-name="Standard">
      <style:paragraph-properties fo:margin-top="0cm" fo:margin-bottom="0cm" loext:contextual-spacing="false" fo:line-height="100%"/>
      <style:text-properties officeooo:paragraph-rsid="00159813"/>
    </style:style>
    <style:style style:name="P38" style:family="paragraph">
      <loext:graphic-properties draw:fill="non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solid" style:text-underline-width="auto" style:text-underline-color="font-color" fo:font-weight="bold" style:font-weight-asian="bold"/>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T8" style:family="text">
      <style:text-properties fo:color="#72bf44"/>
    </style:style>
    <style:style style:name="T9" style:family="text">
      <style:text-properties fo:color="#72bf44" fo:language="en" fo:country="US" fo:font-weight="bold" style:font-weight-asian="bold" style:font-weight-complex="bold"/>
    </style:style>
    <style:style style:name="T10" style:family="text">
      <style:text-properties fo:color="#72bf44" fo:language="en" fo:country="US" fo:font-weight="bold" officeooo:rsid="00045612" style:font-weight-asian="bold" style:font-weight-complex="bold"/>
    </style:style>
    <style:style style:name="T11" style:family="text">
      <style:text-properties fo:color="#72bf44" style:font-name="sans-serif" fo:font-size="8pt" style:font-size-asian="8pt" style:font-size-complex="8pt"/>
    </style:style>
    <style:style style:name="T12" style:family="text">
      <style:text-properties fo:color="#72bf44" style:font-name="sans-serif" fo:font-size="8pt" officeooo:rsid="00048a4f" style:font-size-asian="8pt" style:font-size-complex="8pt"/>
    </style:style>
    <style:style style:name="T13" style:family="text">
      <style:text-properties fo:color="#72bf44" style:font-name="sans-serif" fo:font-size="8pt" officeooo:rsid="00159813" style:font-size-asian="8pt" style:font-size-complex="8pt"/>
    </style:style>
    <style:style style:name="T14" style:family="text">
      <style:text-properties fo:color="#72bf44" style:font-name="sans-serif" fo:font-size="11.25pt"/>
    </style:style>
    <style:style style:name="T15" style:family="text">
      <style:text-properties fo:color="#72bf44" style:font-name="sans-serif" fo:background-color="transparent" loext:char-shading-value="0"/>
    </style:style>
    <style:style style:name="T16" style:family="text">
      <style:text-properties fo:color="#72bf44" style:font-name="sans-serif" officeooo:rsid="00048a4f" fo:background-color="transparent" loext:char-shading-value="0"/>
    </style:style>
    <style:style style:name="T17" style:family="text">
      <style:text-properties fo:color="#72bf44" style:font-name="sans-serif" fo:font-size="9pt" style:font-size-asian="9pt" style:font-size-complex="9pt"/>
    </style:style>
    <style:style style:name="T18" style:family="text">
      <style:text-properties fo:color="#72bf44" style:font-name="sans-serif" style:font-size-asian="7pt" style:font-size-complex="8pt"/>
    </style:style>
    <style:style style:name="T19" style:family="text">
      <style:text-properties fo:color="#72bf44" style:font-name="sans-serif" fo:font-size="13.5pt" officeooo:rsid="00048a4f" style:font-size-asian="8pt" style:font-size-complex="8pt"/>
    </style:style>
    <style:style style:name="T20" style:family="text">
      <style:text-properties fo:color="#72bf44" fo:font-size="8pt" style:font-size-asian="8pt" style:font-size-complex="8pt"/>
    </style:style>
    <style:style style:name="T21" style:family="text">
      <style:text-properties fo:color="#72bf44" fo:font-size="8pt" officeooo:rsid="00048a4f" style:font-size-asian="8pt" style:font-size-complex="8pt"/>
    </style:style>
    <style:style style:name="T22" style:family="text">
      <style:text-properties fo:color="#72bf44" officeooo:rsid="00048a4f"/>
    </style:style>
    <style:style style:name="T23" style:family="text">
      <style:text-properties fo:color="#72bf44" officeooo:rsid="0005d46e"/>
    </style:style>
    <style:style style:name="T24" style:family="text">
      <style:text-properties fo:color="#72bf44" fo:font-weight="bold" style:font-weight-asian="bold" style:font-weight-complex="bold"/>
    </style:style>
    <style:style style:name="T25" style:family="text">
      <style:text-properties fo:color="#72bf44" fo:font-weight="bold" officeooo:rsid="00060757" style:font-weight-asian="bold" style:font-weight-complex="bold"/>
    </style:style>
    <style:style style:name="T26" style:family="text">
      <style:text-properties fo:color="#72bf44" fo:font-weight="bold" officeooo:rsid="000d2fa3" style:font-weight-asian="bold" style:font-weight-complex="bold"/>
    </style:style>
    <style:style style:name="T27" style:family="text">
      <style:text-properties fo:color="#72bf44" officeooo:rsid="00060757"/>
    </style:style>
    <style:style style:name="T28" style:family="text">
      <style:text-properties fo:color="#72bf44" fo:font-size="10pt" fo:font-weight="bold" officeooo:rsid="00060757" style:font-size-asian="10pt" style:font-weight-asian="bold" style:font-size-complex="10pt" style:font-weight-complex="bold"/>
    </style:style>
    <style:style style:name="T29" style:family="text">
      <style:text-properties fo:color="#72bf44" officeooo:rsid="0008b704"/>
    </style:style>
    <style:style style:name="T30" style:family="text">
      <style:text-properties fo:color="#72bf44" style:text-line-through-style="solid" style:text-line-through-type="single" fo:font-weight="bold" style:font-weight-asian="bold" style:font-weight-complex="bold"/>
    </style:style>
    <style:style style:name="T31" style:family="text">
      <style:text-properties fo:color="#72bf44" style:text-line-through-style="none" style:text-line-through-type="none" fo:font-weight="bold" officeooo:rsid="000d2fa3" style:font-weight-asian="bold" style:font-weight-complex="bold"/>
    </style:style>
    <style:style style:name="T32" style:family="text">
      <style:text-properties fo:color="#72bf44" style:text-line-through-style="none" style:text-line-through-type="none" fo:font-weight="bold" officeooo:rsid="000fe5a1" style:font-weight-asian="bold" style:font-weight-complex="bold"/>
    </style:style>
    <style:style style:name="T33" style:family="text">
      <style:text-properties fo:color="#72bf44" style:text-line-through-style="none" style:text-line-through-type="none" style:font-name="sans-serif" fo:font-size="13.5pt" fo:font-weight="bold" officeooo:rsid="000fe5a1" style:font-weight-asian="bold" style:font-weight-complex="bold"/>
    </style:style>
    <style:style style:name="T34" style:family="text">
      <style:text-properties style:font-size-asian="8pt"/>
    </style:style>
    <style:style style:name="T35" style:family="text">
      <style:text-properties officeooo:rsid="00060757"/>
    </style:style>
    <style:style style:name="T36" style:family="text">
      <style:text-properties officeooo:rsid="000f210c"/>
    </style:style>
    <style:style style:name="T37" style:family="text">
      <style:text-properties officeooo:rsid="000fe5a1"/>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gr1" style:family="graphic">
      <style:graphic-properties draw:stroke="solid" svg:stroke-width="0cm" svg:stroke-color="#000000"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mpany Structures</text:p>
      <text:p text:style-name="P3">Reading<text:tab/></text:p>
      <text:p text:style-name="P5">A. <text:s/>Read the first paragraph of the text about MTS Systems Corporation and complete the following 'fact file'.</text:p>
      <text:p text:style-name="P7">MTS Systems Corporation</text:p>
      <text:p text:style-name="P13"><text:span text:style-name="T1">Headquarters in <text:s text:c="4"/></text:span><text:span text:style-name="T9">Minneapolis, </text:span><text:span text:style-name="T10">USA</text:span></text:p>
      <text:p text:style-name="P13"><text:span text:style-name="T1">Specialises in <text:tab/></text:span><text:span text:style-name="T9">equipment used by industrial firms to test the strength and durability of materials like <text:tab/><text:tab/>plastics, metals and so forth.</text:span></text:p>
      <text:p text:style-name="P13"><text:span text:style-name="T1">Factories located in <text:s/></text:span><text:span text:style-name="T9">US, </text:span><text:span text:style-name="T10">France</text:span><text:span text:style-name="T1"> and </text:span><text:span text:style-name="T10">Germany</text:span></text:p>
      <text:p text:style-name="P13"><text:span text:style-name="T1">No. of employees </text:span><text:span text:style-name="T9"><text:s text:c="2"/>roughly 2,200 people worldwide</text:span></text:p>
      <text:p text:style-name="P2"/>
      <text:p text:style-name="P5">B. <text:s/>Now read the rest of the text, in which Bernard Levesque describes the organisation of MTS Paris, and complete the organisation chart on page 2.</text:p>
      <text:p text:style-name="P2">'My name's Bernard Levesque and I'm the Technical and Quality Manager at MTS in Paris and work within the MTD — the Materials Testing Division, which makes equipment used by industrial firms to test the strength and durability of materials like plastics, metals and so forth. We're a subsidiary of MTS Systems Corporation, an American firm based in Minneapolis. MTS employs roughly 2,200 people worldwide and is a leading supplier of mechanical testing and simulation equipment. Our major development and manufacturing operations are located in the US, France and Germany, and we have sales and service offices around the world.</text:p>
      <text:p text:style-name="P2">Before I describe the organisation of my department, I'll outline the structure from the top, starting with Werner Ongyert, our CEO, who oversees all aspects of our activities here. Just below him is the General Manager, Jacques Mordelet, who is my immediate superior. Then there's Sylviane Villaret, the Human Resources Director, and Genevieve Cornetti, the GM's Secretary, who also report directly to him. We have a management team that includes myself, Dominique Faurieux, the Sales Manager, Jean-Francois Reinauld, the Finance Manager, and of course, Jacques Mordelet, who is also the Marketing Manager. There are also two new departments — Customer Service and NVD, the Noise and Vibration Division — headed by Louis Regnier and Patrick Dhommee respectively.</text:p>
      <text:p text:style-name="P2">Now, getting back to the way my department is organised, I'm responsible for operations, so I'm in charge of Purchasing and Planning, R&amp;D and Quality. The Purchasing and Planning Department schedules production based on orders provided by the sales team and forecasts from the Marketing Department. In R&amp;D, there are three sub-departments — Mechanical Engineering, Electronics, and Software Engineering — which are involved in developing new products and modifying existing products to meet customer demands. They receive technical specifications from the Marketing Department and provide drawings, a parts list and assembly instructions. Nathalie Launay works closely with me on Quality — an area that takes up nearly a third of my time. And finally there's the head of Shipping, as well as the person in charge of Assembly, who also report to me.'</text:p>
      <text:p text:style-name="P2"/>
      <text:p text:style-name="P2"/>
      <text:p text:style-name="P2"><draw:frame draw:style-name="fr1" draw:name="Rahmen1" text:anchor-type="char" svg:x="6.807cm" svg:y="0.208cm" svg:width="1.88cm" svg:height="1.304cm" draw:z-index="0"><draw:text-box><text:p text:style-name="Frame_20_contents"><text:span text:style-name="T6">1 </text:span><text:span text:style-name="T21">CEO</text:span></text:p></draw:text-box></draw:frame><text:soft-page-break/></text:p>
      <text:p text:style-name="P2"><draw:custom-shape text:anchor-type="char" draw:z-index="15" draw:style-name="gr1" draw:text-style-name="P38" svg:width="0.003cm" svg:height="0.563cm" svg:x="7.698cm" svg:y="0.614cm"><text:p/><draw:enhanced-geometry svg:viewBox="0 0 21600 21600" draw:type="mso-spt32" draw:enhanced-path="M 0 0 L 21600 21600 N"/></draw:custom-shape></text:p>
      <text:p text:style-name="P2"><draw:frame draw:style-name="fr1" draw:name="1" text:anchor-type="char" svg:x="6.807cm" svg:y="0.279cm" svg:width="2.011cm" svg:height="1.365cm" draw:z-index="1"><draw:text-box><text:p text:style-name="P23">2 <text:span text:style-name="T15"><text:s/></text:span><text:span text:style-name="T16">GM</text:span></text:p></draw:text-box></draw:frame></text:p>
      <text:p text:style-name="P2"><draw:custom-shape text:anchor-type="char" draw:z-index="24" draw:style-name="gr1" draw:text-style-name="P38" svg:width="0.003cm" svg:height="2.509cm" svg:x="7.833cm" svg:y="0.746cm"><text:p/><draw:enhanced-geometry svg:viewBox="0 0 21600 21600" draw:type="mso-spt32" draw:enhanced-path="M 0 0 L 21600 21600 N"/></draw:custom-shape></text:p>
      <text:p text:style-name="P2"><draw:frame draw:style-name="fr1" draw:name="2" text:anchor-type="char" svg:x="2.106cm" svg:y="0.21cm" svg:width="2.351cm" svg:height="1.535cm" draw:z-index="2"><draw:text-box><text:p text:style-name="Frame_20_contents"><text:span text:style-name="T5">3 </text:span><text:span text:style-name="T12">HR</text:span></text:p></draw:text-box></draw:frame><draw:frame draw:style-name="fr1" draw:name="3" text:anchor-type="char" svg:x="10.675cm" svg:y="0.21cm" svg:width="2.464cm" svg:height="1.573cm" draw:z-index="3"><draw:text-box><text:p text:style-name="Frame_20_contents"><text:span text:style-name="T5">4 </text:span><text:span text:style-name="T12">GM‘</text:span><text:span text:style-name="T13">s</text:span><text:span text:style-name="T12"> Secretary </text:span></text:p></draw:text-box></draw:frame></text:p>
      <text:p text:style-name="P2"><draw:custom-shape text:anchor-type="char" draw:z-index="16" draw:style-name="gr1" draw:text-style-name="P38" svg:width="6.218cm" svg:height="0.02cm" svg:x="4.457cm" svg:y="0.161cm"><text:p/><draw:enhanced-geometry draw:mirror-vertical="true" svg:viewBox="0 0 21600 21600" draw:type="mso-spt32" draw:enhanced-path="M 0 0 L 21600 21600 N"/></draw:custom-shape></text:p>
      <text:p text:style-name="P2"><draw:custom-shape text:anchor-type="char" draw:z-index="19" draw:style-name="gr1" draw:text-style-name="P38" svg:width="0.003cm" svg:height="0.777cm" svg:x="4.02cm" svg:y="0.563cm"><text:p/><draw:enhanced-geometry svg:viewBox="0 0 21600 21600" draw:type="mso-spt32" draw:enhanced-path="M 0 0 L 21600 21600 N"/></draw:custom-shape><draw:custom-shape text:anchor-type="char" draw:z-index="21" draw:style-name="gr1" draw:text-style-name="P38" svg:width="0.003cm" svg:height="0.664cm" svg:x="9.689cm" svg:y="0.545cm"><text:p/><draw:enhanced-geometry svg:viewBox="0 0 21600 21600" draw:type="mso-spt32" draw:enhanced-path="M 0 0 L 21600 21600 N"/></draw:custom-shape><draw:custom-shape text:anchor-type="char" draw:z-index="20" draw:style-name="gr1" draw:text-style-name="P38" svg:width="0.004cm" svg:height="0.847cm" svg:x="6.807cm" svg:y="0.563cm"><text:p/><draw:enhanced-geometry svg:viewBox="0 0 21600 21600" draw:type="mso-spt32" draw:enhanced-path="M 0 0 L 21600 21600 N"/></draw:custom-shape><draw:custom-shape text:anchor-type="char" draw:z-index="22" draw:style-name="gr1" draw:text-style-name="P38" svg:width="0.003cm" svg:height="0.777cm" svg:x="12.361cm" svg:y="0.545cm"><text:p/><draw:enhanced-geometry svg:viewBox="0 0 21600 21600" draw:type="mso-spt32" draw:enhanced-path="M 0 0 L 21600 21600 N"/></draw:custom-shape><draw:custom-shape text:anchor-type="char" draw:z-index="23" draw:style-name="gr1" draw:text-style-name="P38" svg:width="0.003cm" svg:height="0.646cm" svg:x="14.864cm" svg:y="0.563cm"><text:p/><draw:enhanced-geometry svg:viewBox="0 0 21600 21600" draw:type="mso-spt32" draw:enhanced-path="M 0 0 L 21600 21600 N"/></draw:custom-shape><draw:custom-shape text:anchor-type="char" draw:z-index="18" draw:style-name="gr1" draw:text-style-name="P38" svg:width="0.003cm" svg:height="0.847cm" svg:x="0.799cm" svg:y="0.563cm"><text:p/><draw:enhanced-geometry svg:viewBox="0 0 21600 21600" draw:type="mso-spt32" draw:enhanced-path="M 0 0 L 21600 21600 N"/></draw:custom-shape><draw:custom-shape text:anchor-type="char" draw:z-index="17" draw:style-name="gr1" draw:text-style-name="P38" svg:width="14.066cm" svg:height="0.018cm" svg:x="0.799cm" svg:y="0.545cm"><text:p/><draw:enhanced-geometry draw:mirror-vertical="true" svg:viewBox="0 0 21600 21600" draw:type="mso-spt32" draw:enhanced-path="M 0 0 L 21600 21600 N"/></draw:custom-shape></text:p>
      <text:p text:style-name="P2"><draw:frame draw:style-name="fr1" draw:name="4" text:anchor-type="char" svg:x="5.292cm" svg:y="0.512cm" svg:width="3.032cm" svg:height="1.517cm" draw:z-index="6"><draw:text-box><text:p text:style-name="P24">Technical and Quality Manager</text:p></draw:text-box></draw:frame><draw:frame draw:style-name="fr1" draw:name="5" text:anchor-type="char" svg:x="3.112cm" svg:y="0.529cm" svg:width="1.857cm" svg:height="1.499cm" draw:z-index="5"><draw:text-box><text:p text:style-name="Frame_20_contents"><text:span text:style-name="T5">6 <text:s/></text:span><text:span text:style-name="T12">Finance Manager</text:span> </text:p></draw:text-box></draw:frame><draw:frame draw:style-name="fr1" draw:name="6" text:anchor-type="char" svg:x="13.859cm" svg:y="0.31cm" svg:width="2.104cm" svg:height="1.63cm" draw:z-index="9"><draw:text-box><text:p text:style-name="P22">9 <text:span text:style-name="T22">Noise and Vibration Devision</text:span></text:p></draw:text-box></draw:frame><draw:frame draw:style-name="fr1" draw:name="7" text:anchor-type="char" svg:x="8.687cm" svg:y="0.377cm" svg:width="1.988cm" svg:height="1.517cm" draw:z-index="7"><draw:text-box><text:p text:style-name="Frame_20_contents"><text:span text:style-name="T5">7 </text:span><text:span text:style-name="T12">Marketing Manager</text:span> </text:p></draw:text-box></draw:frame><draw:frame draw:style-name="fr1" draw:name="8" text:anchor-type="char" svg:x="-0.055cm" svg:y="0.529cm" svg:width="1.972cm" svg:height="1.517cm" draw:z-index="4"><draw:text-box><text:p text:style-name="Frame_20_contents"><text:span text:style-name="T5">5 </text:span><text:span text:style-name="T12">Sales Manager</text:span></text:p></draw:text-box></draw:frame><draw:frame draw:style-name="fr1" draw:name="9" text:anchor-type="char" svg:x="11.527cm" svg:y="0.377cm" svg:width="1.82cm" svg:height="1.517cm" draw:z-index="8"><draw:text-box><text:p text:style-name="P22">8 <text:span text:style-name="T22">Customer Service</text:span></text:p></draw:text-box></draw:frame></text:p>
      <text:p text:style-name="P2"/>
      <text:p text:style-name="P2"><draw:custom-shape text:anchor-type="char" draw:z-index="39" draw:style-name="gr1" draw:text-style-name="P38" svg:width="0.004cm" svg:height="0.481cm" svg:x="6.807cm" svg:y="0.25cm"><text:p/><draw:enhanced-geometry svg:viewBox="0 0 21600 21600" draw:type="mso-spt32" draw:enhanced-path="M 0 0 L 21600 21600 N"/></draw:custom-shape><draw:custom-shape text:anchor-type="char" draw:z-index="33" draw:style-name="gr1" draw:text-style-name="P38" svg:width="0.003cm" svg:height="0.436cm" svg:x="14.199cm" svg:y="0.73cm"><text:p/><draw:enhanced-geometry svg:viewBox="0 0 21600 21600" draw:type="mso-spt32" draw:enhanced-path="M 0 0 L 21600 21600 N"/></draw:custom-shape><draw:custom-shape text:anchor-type="char" draw:z-index="32" draw:style-name="gr1" draw:text-style-name="P38" svg:width="0.003cm" svg:height="0.436cm" svg:x="11.358cm" svg:y="0.73cm"><text:p/><draw:enhanced-geometry svg:viewBox="0 0 21600 21600" draw:type="mso-spt32" draw:enhanced-path="M 0 0 L 21600 21600 N"/></draw:custom-shape><draw:custom-shape text:anchor-type="char" draw:z-index="31" draw:style-name="gr1" draw:text-style-name="P38" svg:width="0.003cm" svg:height="0.341cm" svg:x="8.324cm" svg:y="0.73cm"><text:p/><draw:enhanced-geometry svg:viewBox="0 0 21600 21600" draw:type="mso-spt32" draw:enhanced-path="M 0 0 L 21600 21600 N"/></draw:custom-shape><draw:custom-shape text:anchor-type="char" draw:z-index="30" draw:style-name="gr1" draw:text-style-name="P38" svg:width="0.003cm" svg:height="0.38cm" svg:x="5.443cm" svg:y="0.73cm"><text:p/><draw:enhanced-geometry svg:viewBox="0 0 21600 21600" draw:type="mso-spt32" draw:enhanced-path="M 0 0 L 21600 21600 N"/></draw:custom-shape><draw:custom-shape text:anchor-type="char" draw:z-index="29" draw:style-name="gr1" draw:text-style-name="P38" svg:width="0.003cm" svg:height="0.341cm" svg:x="2.258cm" svg:y="0.769cm"><text:p/><draw:enhanced-geometry svg:viewBox="0 0 21600 21600" draw:type="mso-spt32" draw:enhanced-path="M 0 0 L 21600 21600 N"/></draw:custom-shape><draw:custom-shape text:anchor-type="char" draw:z-index="28" draw:style-name="gr1" draw:text-style-name="P38" svg:width="11.942cm" svg:height="0.04cm" svg:x="2.258cm" svg:y="0.73cm"><text:p/><draw:enhanced-geometry svg:viewBox="0 0 21600 21600" draw:type="mso-spt32" draw:enhanced-path="M 0 0 L 21600 21600 N"/></draw:custom-shape></text:p>
      <text:p text:style-name="P2"><draw:frame draw:style-name="fr1" draw:name="10" text:anchor-type="char" svg:x="1.254cm" svg:y="0.213cm" svg:width="2.291cm" svg:height="1.746cm" draw:z-index="10"><draw:text-box><text:p text:style-name="P24">Purchasing and Planning</text:p></draw:text-box></draw:frame><draw:frame draw:style-name="fr1" draw:name="11" text:anchor-type="char" svg:x="4.457cm" svg:y="0.213cm" svg:width="1.97cm" svg:height="1.573cm" draw:z-index="11"><draw:text-box><text:p text:style-name="P22">10 <text:span text:style-name="T22">Research and Devel-opment</text:span></text:p></draw:text-box></draw:frame><draw:frame draw:style-name="fr1" draw:name="12" text:anchor-type="char" svg:x="7.414cm" svg:y="0.175cm" svg:width="1.972cm" svg:height="1.669cm" draw:z-index="12"><draw:text-box><text:p text:style-name="P22">11 <text:span text:style-name="T22">Quality</text:span></text:p></draw:text-box></draw:frame><draw:frame draw:style-name="fr1" draw:name="13" text:anchor-type="char" svg:x="10.428cm" svg:y="0.27cm" svg:width="1.933cm" svg:height="1.573cm" draw:z-index="13"><draw:text-box><text:p text:style-name="Frame_20_contents"><text:span text:style-name="T5">12 </text:span><text:span text:style-name="T11">Assembly</text:span> </text:p></draw:text-box></draw:frame><draw:frame draw:style-name="fr1" draw:name="14" text:anchor-type="char" svg:x="13.139cm" svg:y="0.27cm" svg:width="1.935cm" svg:height="1.573cm" draw:z-index="14"><draw:text-box><text:p text:style-name="P22">13 <text:span text:style-name="T23">Shipping</text:span></text:p></draw:text-box></draw:frame></text:p>
      <text:p text:style-name="P2"><draw:custom-shape text:anchor-type="char" draw:z-index="38" draw:style-name="gr1" draw:text-style-name="P38" svg:width="0.003cm" svg:height="0.486cm" svg:x="5.443cm" svg:y="0.889cm"><text:p/><draw:enhanced-geometry svg:viewBox="0 0 21600 21600" draw:type="mso-spt32" draw:enhanced-path="M 0 0 L 21600 21600 N"/></draw:custom-shape></text:p>
      <text:p text:style-name="P2"><draw:custom-shape text:anchor-type="char" draw:z-index="35" draw:style-name="gr1" draw:text-style-name="P38" svg:width="0.003cm" svg:height="0.475cm" svg:x="5.443cm" svg:y="0.496cm"><text:p/><draw:enhanced-geometry svg:viewBox="0 0 21600 21600" draw:type="mso-spt32" draw:enhanced-path="M 0 0 L 21600 21600 N"/></draw:custom-shape><draw:custom-shape text:anchor-type="char" draw:z-index="36" draw:style-name="gr1" draw:text-style-name="P38" svg:width="0.003cm" svg:height="0.475cm" svg:x="2.258cm" svg:y="0.496cm"><text:p/><draw:enhanced-geometry svg:viewBox="0 0 21600 21600" draw:type="mso-spt32" draw:enhanced-path="M 0 0 L 21600 21600 N"/></draw:custom-shape><draw:custom-shape text:anchor-type="char" draw:z-index="34" draw:style-name="gr1" draw:text-style-name="P38" svg:width="6.067cm" svg:height="0.02cm" svg:x="2.258cm" svg:y="0.476cm"><text:p/><draw:enhanced-geometry svg:viewBox="0 0 21600 21600" draw:type="mso-spt32" draw:enhanced-path="M 0 0 L 21600 21600 N"/></draw:custom-shape><draw:custom-shape text:anchor-type="char" draw:z-index="37" draw:style-name="gr1" draw:text-style-name="P38" svg:width="0.003cm" svg:height="0.456cm" svg:x="8.324cm" svg:y="0.496cm"><text:p/><draw:enhanced-geometry svg:viewBox="0 0 21600 21600" draw:type="mso-spt32" draw:enhanced-path="M 0 0 L 21600 21600 N"/></draw:custom-shape></text:p>
      <text:p text:style-name="P2"><draw:frame draw:style-name="fr1" draw:name="15" text:anchor-type="char" svg:x="1.254cm" svg:y="0.053cm" svg:width="2.291cm" svg:height="1.649cm" draw:z-index="25"><draw:text-box><text:p text:style-name="P24">Mechanical Engineering</text:p></draw:text-box></draw:frame><draw:frame draw:style-name="fr1" draw:name="16" text:anchor-type="char" svg:x="4.457cm" svg:y="0.072cm" svg:width="1.97cm" svg:height="1.649cm" draw:z-index="26"><draw:text-box><text:p text:style-name="Frame_20_contents"><text:span text:style-name="T5">14 </text:span><text:span text:style-name="T11">Electronics</text:span><text:span text:style-name="T20"> </text:span></text:p></draw:text-box></draw:frame><draw:frame draw:style-name="fr1" draw:name="17" text:anchor-type="char" svg:x="7.204cm" svg:y="0.053cm" svg:width="2.085cm" svg:height="1.649cm" draw:z-index="27"><draw:text-box><text:p text:style-name="P21"><text:span text:style-name="T34">15 </text:span><text:span text:style-name="T18">Software Engineering </text:span></text:p></draw:text-box></draw:frame></text:p>
      <text:p text:style-name="P3"/>
      <text:p text:style-name="P3"/>
      <text:p text:style-name="P26">Listening 1 Key vocabulary </text:p>
      <text:p text:style-name="P11"><text:span text:style-name="T7">Most companies are made up of three groups of people: the </text:span><text:span text:style-name="T28">Shareholders</text:span><text:span text:style-name="T7"> (who provide the capital), the management and the </text:span><text:span text:style-name="T28">workforce</text:span><text:span text:style-name="T7"> . The management structure of a typical company is shown in this organisation chart.<text:tab/><text:tab/><text:tab/></text:span></text:p>
      <text:p text:style-name="P15">Board of Directors</text:p>
      <text:p text:style-name="P15">Chief Executive Officer (CEO) / Managing Director (MD)</text:p>
      <text:p text:style-name="P15">Senior management </text:p>
      <text:p text:style-name="P15">Middle management</text:p>
      <text:p text:style-name="P14">At the top of the company <text:span text:style-name="T24">hierarchie</text:span> is the Board of Directors, headed by the Chairperson or President. The Board is <text:span text:style-name="T25">responsible for</text:span> policy decisions and strategy. It will usually <text:span text:style-name="T25">appoint</text:span> a Managing Director or Chief Executive Officer, who has overall responsibility for the <text:span text:style-name="T25">running</text:span> of the business. Senior managers or company officers <text:span text:style-name="T25">head</text:span> the various departments or functions within the company, which may include the following:</text:p>
      <text:p text:style-name="P14">a Marketing<text:tab/><text:tab/><text:tab/><text:tab/><text:tab/><text:tab/>e Finance</text:p>
      <text:p text:style-name="P14">b <text:span text:style-name="T25">public relations</text:span><text:span text:style-name="T35"><text:tab/><text:tab/><text:tab/></text:span><text:tab/><text:tab/>f <text:s/>Production</text:p>
      <text:p text:style-name="P14">c Information Technology or IT<text:tab/><text:tab/><text:tab/><text:tab/>g <text:span text:style-name="T29">R</text:span><text:span text:style-name="T27">esearch </text:span><text:span text:style-name="T8">and </text:span><text:span text:style-name="T29">D</text:span><text:span text:style-name="T27">evelopment or R&amp;D</text:span></text:p>
      <text:p text:style-name="P14">d <text:s/>Personnel or <text:span text:style-name="T24">human resources</text:span><text:tab/><text:tab/><text:tab/><text:tab/> </text:p>
      <text:p text:style-name="P4"/>
      <text:p text:style-name="P4"><text:soft-page-break/>Listening 2</text:p>
      <text:p text:style-name="P5">Listen to seven people talking about their work and decide which department each one works for and make notes on what they do/ are responsible for. Choose from the departments a – g in the previous task.</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7"/>
          </table:table-cell>
          <table:table-cell table:style-name="Tabelle1.B1" office:value-type="string">
            <text:p text:style-name="P18">Department</text:p>
          </table:table-cell>
          <table:table-cell table:style-name="Tabelle1.B1" office:value-type="string">
            <text:p text:style-name="P18">Activities/Responsibilities</text:p>
          </table:table-cell>
        </table:table-row>
        <table:table-row table:style-name="Tabelle1.2">
          <table:table-cell table:style-name="Tabelle1.A1" office:value-type="string">
            <text:p text:style-name="P17"/>
            <text:p text:style-name="P17">1</text:p>
          </table:table-cell>
          <table:table-cell table:style-name="Tabelle1.B1" office:value-type="string">
            <text:p text:style-name="P19">Finance</text:p>
          </table:table-cell>
          <table:table-cell table:style-name="Tabelle1.B1" office:value-type="string">
            <text:p text:style-name="P20">Produce report, how company is doing</text:p>
          </table:table-cell>
        </table:table-row>
        <table:table-row table:style-name="Tabelle1.3">
          <table:table-cell table:style-name="Tabelle1.A1" office:value-type="string">
            <text:p text:style-name="P36"/>
            <text:p text:style-name="P36">2</text:p>
          </table:table-cell>
          <table:table-cell table:style-name="Tabelle1.B1" office:value-type="string">
            <text:p text:style-name="P33">R&amp;D</text:p>
          </table:table-cell>
          <table:table-cell table:style-name="Tabelle1.B1" office:value-type="string">
            <text:p text:style-name="P20">Design new Products</text:p>
          </table:table-cell>
        </table:table-row>
        <table:table-row table:style-name="Tabelle1.4">
          <table:table-cell table:style-name="Tabelle1.A1" office:value-type="string">
            <text:p text:style-name="P17"/>
            <text:p text:style-name="P17">3</text:p>
          </table:table-cell>
          <table:table-cell table:style-name="Tabelle1.B1" office:value-type="string">
            <text:p text:style-name="P19">Marketing</text:p>
          </table:table-cell>
          <table:table-cell table:style-name="Tabelle1.B1" office:value-type="string">
            <text:p text:style-name="P20">Find out, where Product will be most successful+what consumers they want to reach</text:p>
          </table:table-cell>
        </table:table-row>
        <table:table-row table:style-name="Tabelle1.5">
          <table:table-cell table:style-name="Tabelle1.A1" office:value-type="string">
            <text:p text:style-name="P17"/>
            <text:p text:style-name="P17">4</text:p>
          </table:table-cell>
          <table:table-cell table:style-name="Tabelle1.B1" office:value-type="string">
            <text:p text:style-name="P32">public relations</text:p>
          </table:table-cell>
          <table:table-cell table:style-name="Tabelle1.B1" office:value-type="string">
            <text:p text:style-name="P20">Answere inquiries made by customers, contact with press</text:p>
          </table:table-cell>
        </table:table-row>
        <table:table-row table:style-name="Tabelle1.6">
          <table:table-cell table:style-name="Tabelle1.A1" office:value-type="string">
            <text:p text:style-name="P17"/>
            <text:p text:style-name="P17">5</text:p>
          </table:table-cell>
          <table:table-cell table:style-name="Tabelle1.B1" office:value-type="string">
            <text:p text:style-name="P19">Production</text:p>
          </table:table-cell>
          <table:table-cell table:style-name="Tabelle1.B1" office:value-type="string">
            <text:p text:style-name="P20">Improving manufacturing</text:p>
          </table:table-cell>
        </table:table-row>
        <table:table-row table:style-name="Tabelle1.7">
          <table:table-cell table:style-name="Tabelle1.A1" office:value-type="string">
            <text:p text:style-name="P17"/>
            <text:p text:style-name="P17">6</text:p>
          </table:table-cell>
          <table:table-cell table:style-name="Tabelle1.B1" office:value-type="string">
            <text:p text:style-name="P19">Personnel</text:p>
          </table:table-cell>
          <table:table-cell table:style-name="Tabelle1.B1" office:value-type="string">
            <text:p text:style-name="P20">Review salaries and employees</text:p>
          </table:table-cell>
        </table:table-row>
        <table:table-row table:style-name="Tabelle1.8">
          <table:table-cell table:style-name="Tabelle1.A1" office:value-type="string">
            <text:p text:style-name="P36"/>
            <text:p text:style-name="P36">7</text:p>
          </table:table-cell>
          <table:table-cell table:style-name="Tabelle1.B1" office:value-type="string">
            <text:p text:style-name="P33">IT</text:p>
          </table:table-cell>
          <table:table-cell table:style-name="Tabelle1.B1" office:value-type="string">
            <text:p text:style-name="P20">Insure all systems are working, design &amp; develop new applications for employees</text:p>
          </table:table-cell>
        </table:table-row>
      </table:table>
      <text:p text:style-name="P4"/>
      <text:p text:style-name="P12"><text:bookmark text:name="_GoBack"/><text:span text:style-name="T2">Vocabulary<text:tab/></text:span><text:span text:style-name="T3">1. Circle the word that does not belong in each horizontal group.</text:span></text:p>
      <table:table table:name="Tabelle2" table:style-name="Tabelle2">
        <table:table-column table:style-name="Tabelle2.A" table:number-columns-repeated="2"/>
        <table:table-column table:style-name="Tabelle2.C" table:number-columns-repeated="2"/>
        <table:table-row table:style-name="Tabelle2.1">
          <table:table-cell table:style-name="Tabelle2.A1" office:value-type="string">
            <text:p text:style-name="P8">1 firm</text:p>
          </table:table-cell>
          <table:table-cell table:style-name="Tabelle2.A1" office:value-type="string">
            <text:p text:style-name="P8">company</text:p>
          </table:table-cell>
          <table:table-cell table:style-name="Tabelle2.A1" office:value-type="string">
            <text:p text:style-name="P16">society</text:p>
          </table:table-cell>
          <table:table-cell table:style-name="Tabelle2.A1" office:value-type="string">
            <text:p text:style-name="P8">subsidiary</text:p>
          </table:table-cell>
        </table:table-row>
        <table:table-row table:style-name="Tabelle2.1">
          <table:table-cell table:style-name="Tabelle2.A1" office:value-type="string">
            <text:p text:style-name="P8">2 <text:span text:style-name="T30">salary</text:span></text:p>
          </table:table-cell>
          <table:table-cell table:style-name="Tabelle2.A1" office:value-type="string">
            <text:p text:style-name="P8">manager</text:p>
          </table:table-cell>
          <table:table-cell table:style-name="Tabelle2.A1" office:value-type="string">
            <text:p text:style-name="P8">engineer</text:p>
          </table:table-cell>
          <table:table-cell table:style-name="Tabelle2.A1" office:value-type="string">
            <text:p text:style-name="P8">employee</text:p>
          </table:table-cell>
        </table:table-row>
        <table:table-row table:style-name="Tabelle2.1">
          <table:table-cell table:style-name="Tabelle2.A1" office:value-type="string">
            <text:p text:style-name="P8">3 finance</text:p>
          </table:table-cell>
          <table:table-cell table:style-name="Tabelle2.A1" office:value-type="string">
            <text:p text:style-name="P16">product</text:p>
          </table:table-cell>
          <table:table-cell table:style-name="Tabelle2.A1" office:value-type="string">
            <text:p text:style-name="P8">planning</text:p>
          </table:table-cell>
          <table:table-cell table:style-name="Tabelle2.A1" office:value-type="string">
            <text:p text:style-name="P8">marketing</text:p>
          </table:table-cell>
        </table:table-row>
        <table:table-row table:style-name="Tabelle2.1">
          <table:table-cell table:style-name="Tabelle2.A1" office:value-type="string">
            <text:p text:style-name="P8">4 ship</text:p>
          </table:table-cell>
          <table:table-cell table:style-name="Tabelle2.A1" office:value-type="string">
            <text:p text:style-name="P8">assemble</text:p>
          </table:table-cell>
          <table:table-cell table:style-name="Tabelle2.A1" office:value-type="string">
            <text:p text:style-name="P16">customer</text:p>
          </table:table-cell>
          <table:table-cell table:style-name="Tabelle2.A1" office:value-type="string">
            <text:p text:style-name="P8">purchase</text:p>
          </table:table-cell>
        </table:table-row>
        <table:table-row table:style-name="Tabelle2.1">
          <table:table-cell table:style-name="Tabelle2.A1" office:value-type="string">
            <text:p text:style-name="P8">5 plant</text:p>
          </table:table-cell>
          <table:table-cell table:style-name="Tabelle2.A1" office:value-type="string">
            <text:p text:style-name="P8">facility</text:p>
          </table:table-cell>
          <table:table-cell table:style-name="Tabelle2.A1" office:value-type="string">
            <text:p text:style-name="P16">patent</text:p>
          </table:table-cell>
          <table:table-cell table:style-name="Tabelle2.A1" office:value-type="string">
            <text:p text:style-name="P8">factory</text:p>
          </table:table-cell>
        </table:table-row>
      </table:table>
      <text:p text:style-name="P6">2. Match the following definitions to the groups of three words that you identified above.</text:p>
      <text:p text:style-name="P10">a<text:span text:style-name="T36">)</text:span> manufacturing sites <text:s text:c="2"/><text:span text:style-name="T26">5</text:span></text:p>
      <text:p text:style-name="P10">b<text:span text:style-name="T36">)</text:span> stages in the manufacturing process <text:s text:c="2"/><text:span text:style-name="T26">4</text:span></text:p>
      <text:p text:style-name="P8">c<text:span text:style-name="T36">)</text:span> people who work in a company <text:s text:c="2"/><text:span text:style-name="T31">2</text:span></text:p>
      <text:p text:style-name="P8">d<text:span text:style-name="T36">)</text:span> types of business organization <text:s text:c="2"/><text:span text:style-name="T26">1</text:span></text:p>
      <text:p text:style-name="P8">e<text:span text:style-name="T36">)</text:span> different departments in a company <text:s text:c="2"/><text:span text:style-name="T26">3</text:span></text:p>
      <text:p text:style-name="P6">3. Match each of the words that you circled with the following definitions.</text:p>
      <text:p text:style-name="P9">1<text:span text:style-name="T36">)</text:span> <text:tab/>payment for work, usually monthly <text:s text:c="2"/>→<text:span text:style-name="T37"> </text:span><text:span text:style-name="T32">salary</text:span></text:p>
      <text:p text:style-name="P9">2<text:span text:style-name="T36">)</text:span><text:tab/>an item that has been made <text:s text:c="2"/>→<text:span text:style-name="T37"> </text:span><text:span text:style-name="T32">product</text:span></text:p>
      <text:p text:style-name="P9">3<text:span text:style-name="T36">)</text:span> <text:tab/>an organisation or club with members who share similar interests <text:s text:c="2"/>→<text:span text:style-name="T37"> </text:span><text:span text:style-name="T32">society</text:span></text:p>
      <text:p text:style-name="P9">4<text:span text:style-name="T36">)</text:span> <text:tab/>a document that gives the exclusive right to make or sell a new product <text:s text:c="2"/>→<text:span text:style-name="T37"> </text:span><text:span text:style-name="T32">patent</text:span></text:p>
      <text:p text:style-name="P9">5<text:span text:style-name="T36">)</text:span> <text:tab/>a person who buys goods or services <text:s text:c="2"/>→<text:span text:style-name="T37"> </text:span><text:span text:style-name="T32">customer</text:span></text:p>
      <text:p text:style-name="P31"><text:soft-page-break/><text:span text:style-name="T3">Go back to </text:span><text:span text:style-name="T4">paragraph 3</text:span><text:span text:style-name="T3"> of the text and find synonyms to the following words or phrases.</text:span></text:p>
      <text:p text:style-name="P30"><text:bookmark text:name="_GoBack1"/></text:p>
      <table:table table:name="Tabelle3" table:style-name="Tabelle3">
        <table:table-column table:style-name="Tabelle3.A" table:number-columns-repeated="2"/>
        <table:table-row table:style-name="Tabelle3.1">
          <table:table-cell table:style-name="Tabelle3.A1" office:value-type="string">
            <text:p text:style-name="P37"><text:span text:style-name="T1">requirements</text:span></text:p>
          </table:table-cell>
          <table:table-cell table:style-name="Tabelle3.A1" office:value-type="string">
            <text:p text:style-name="P35">orders</text:p>
          </table:table-cell>
        </table:table-row>
        <table:table-row table:style-name="Tabelle3.1">
          <table:table-cell table:style-name="Tabelle3.A1" office:value-type="string">
            <text:p text:style-name="P37"><text:span text:style-name="T1">transportation</text:span></text:p>
          </table:table-cell>
          <table:table-cell table:style-name="Tabelle3.A1" office:value-type="string">
            <text:p text:style-name="P34">shipping</text:p>
          </table:table-cell>
        </table:table-row>
        <table:table-row table:style-name="Tabelle3.1">
          <table:table-cell table:style-name="Tabelle3.A1" office:value-type="string">
            <text:p text:style-name="P37"><text:span text:style-name="T1">prediction</text:span></text:p>
          </table:table-cell>
          <table:table-cell table:style-name="Tabelle3.A1" office:value-type="string">
            <text:p text:style-name="P34">forecast</text:p>
          </table:table-cell>
        </table:table-row>
        <table:table-row table:style-name="Tabelle3.1">
          <table:table-cell table:style-name="Tabelle3.A1" office:value-type="string">
            <text:p text:style-name="P37"><text:span text:style-name="T1">to be responsible for</text:span></text:p>
          </table:table-cell>
          <table:table-cell table:style-name="Tabelle3.A1" office:value-type="string">
            <text:p text:style-name="P34">in charge of</text:p>
          </table:table-cell>
        </table:table-row>
        <table:table-row table:style-name="Tabelle3.1">
          <table:table-cell table:style-name="Tabelle3.A1" office:value-type="string">
            <text:p text:style-name="P37"><text:span text:style-name="T1">to change/adapt</text:span></text:p>
          </table:table-cell>
          <table:table-cell table:style-name="Tabelle3.A1" office:value-type="string">
            <text:p text:style-name="P34">modify</text:p>
          </table:table-cell>
        </table:table-row>
        <table:table-row table:style-name="Tabelle3.1">
          <table:table-cell table:style-name="Tabelle3.A1" office:value-type="string">
            <text:p text:style-name="P37"><text:span text:style-name="T1">buying</text:span></text:p>
          </table:table-cell>
          <table:table-cell table:style-name="Tabelle3.A1" office:value-type="string">
            <text:p text:style-name="P34">purchasing</text:p>
          </table:table-cell>
        </table:table-row>
        <table:table-row table:style-name="Tabelle3.1">
          <table:table-cell table:style-name="Tabelle3.A1" office:value-type="string">
            <text:p text:style-name="P37"><text:span text:style-name="T1">act of putting parts together</text:span></text:p>
          </table:table-cell>
          <table:table-cell table:style-name="Tabelle3.A1" office:value-type="string">
            <text:p text:style-name="P34">assembling</text:p>
          </table:table-cell>
        </table:table-row>
        <table:table-row table:style-name="Tabelle3.1">
          <table:table-cell table:style-name="Tabelle3.A1" office:value-type="string">
            <text:p text:style-name="P37"><text:span text:style-name="T1">supplied</text:span></text:p>
          </table:table-cell>
          <table:table-cell table:style-name="Tabelle3.A1" office:value-type="string">
            <text:p text:style-name="P34">provided</text:p>
          </table:table-cell>
        </table:table-row>
        <table:table-row table:style-name="Tabelle3.1">
          <table:table-cell table:style-name="Tabelle3.A1" office:value-type="string">
            <text:p text:style-name="P37"><text:span text:style-name="T1">manager</text:span></text:p>
          </table:table-cell>
          <table:table-cell table:style-name="Tabelle3.A1" office:value-type="string">
            <text:p text:style-name="P34">the head of...</text:p>
          </table:table-cell>
        </table:table-row>
        <table:table-row table:style-name="Tabelle3.1">
          <table:table-cell table:style-name="Tabelle3.A1" office:value-type="string">
            <text:p text:style-name="P37"><text:span text:style-name="T1">to plan</text:span></text:p>
          </table:table-cell>
          <table:table-cell table:style-name="Tabelle3.A1" office:value-type="string">
            <text:p text:style-name="P35">to schedule</text:p>
          </table:table-cell>
        </table:table-row>
        <table:table-row table:style-name="Tabelle3.1">
          <table:table-cell table:style-name="Tabelle3.A1" office:value-type="string">
            <text:p text:style-name="P37"><text:span text:style-name="T1">details</text:span></text:p>
          </table:table-cell>
          <table:table-cell table:style-name="Tabelle3.A1" office:value-type="string">
            <text:p text:style-name="P35">specifications</text:p>
          </table:table-cell>
        </table:table-row>
        <table:table-row table:style-name="Tabelle3.1">
          <table:table-cell table:style-name="Tabelle3.A1" office:value-type="string">
            <text:p text:style-name="P37"><text:span text:style-name="T1">to be subordinate to</text:span></text:p>
          </table:table-cell>
          <table:table-cell table:style-name="Tabelle3.A1" office:value-type="string">
            <text:p text:style-name="P34">to report to</text:p>
          </table:table-cell>
        </table:table-row>
      </table:table>
      <text:p text:style-name="P29"><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2</meta:editing-cycles>
    <meta:print-date>2020-04-16T17:59:00</meta:print-date>
    <meta:creation-date>2011-10-18T17:26:00</meta:creation-date>
    <dc:date>2020-04-23T20:05:49.033000000</dc:date>
    <meta:editing-duration>PT52M36S</meta:editing-duration>
    <meta:generator>LibreOffice/5.4.5.1$Windows_X86_64 LibreOffice_project/79c9829dd5d8054ec39a82dc51cd9eff340dbee8</meta:generator>
    <meta:document-statistic meta:table-count="3" meta:image-count="0" meta:object-count="0" meta:page-count="4" meta:paragraph-count="125" meta:word-count="948" meta:character-count="5947" meta:non-whitespace-character-count="5048"/>
    <meta:user-defined meta:name="AppVersion">14.0000</meta:user-defined>
    <meta:user-defined meta:name="Company">HTW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